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427cm" draw:marker-end-width="0.427cm" draw:fill="solid" draw:fill-color="#ff6633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102cm" draw:marker-start-width="0.352cm" draw:marker-end-width="0.352cm" draw:fill="solid" draw:fill-color="#004586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051cm" draw:marker-start-width="0.2cm" draw:marker-end-width="0.2cm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8" style:family="graphic" style:parent-style-name="objectwithoutfill">
      <style:graphic-properties svg:stroke-width="0.102cm" draw:marker-start-width="0.276cm" draw:marker-end="Arrow" draw:marker-end-width="0.229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svg:stroke-color="#b80047" draw:marker-start-width="0.276cm" draw:marker-end="Arrow" draw:marker-end-width="0.229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51cm" draw:marker-start-width="0.2cm" draw:marker-end-width="0.2cm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draw:marker-end="Arrow" draw:marker-end-width="0.153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draw:marker-start-width="0.124cm" draw:marker-end-width="0.124cm" draw:fill="solid" draw:fill-color="#808019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objectwithoutfill">
      <style:graphic-properties draw:stroke="dash" draw:stroke-dash="Ultrafine_20_2_20_Dots_20_3_20_Dashes" svg:stroke-width="0.051cm" draw:marker-end="Arrow" draw:marker-end-width="0.153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5" style:family="graphic" style:parent-style-name="standard">
      <style:graphic-properties draw:fill="solid" draw:fill-color="#6666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7e0021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99284c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22" style:family="graphic" style:parent-style-name="standard">
      <style:graphic-properties svg:stroke-width="0.051cm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star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color="#ffffff"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175cm" svg:height="1.333cm" svg:x="21.765cm" svg:y="8.366cm">
          <text:p text:style-name="P1"><text:span text:style-name="T1">Message</text:span></text:p>
          <text:p text:style-name="P1"><text:span text:style-name="T1">Or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921cm" svg:height="1.778cm" svg:x="4.937cm" svg:y="5.191cm">
          <text:p text:style-name="P1"><text:span text:style-name="T2">Receiver</text:span></text:p>
          <text:p text:style-name="P1"><text:span text:style-name="T2">Thread 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6.223cm" svg:height="4.064cm" svg:x="11.541cm" svg:y="5.191cm">
          <text:p text:style-name="P1">Wait Pool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1.016cm" svg:height="1.143cm" svg:x="2.46cm" svg:y="5.509cm">
          <text:p text:style-name="P1">M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" draw:text-style-name="P3" xml:id="id3" draw:id="id3" draw:layer="layout" svg:width="2.921cm" svg:height="1.778cm" svg:x="4.937cm" svg:y="7.223cm">
          <text:p text:style-name="P1"><text:span text:style-name="T2">Receiver</text:span></text:p>
          <text:p text:style-name="P1"><text:span text:style-name="T2">Thread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921cm" svg:height="1.778cm" svg:x="4.937cm" svg:y="9.255cm">
          <text:p text:style-name="P1"><text:span text:style-name="T2">Receiver</text:span></text:p>
          <text:p text:style-name="P1"><text:span text:style-name="T2">Thread N-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s" draw:line-skew="0cm -0.768cm" svg:x1="7.858cm" svg:y1="10.144cm" svg:x2="11.541cm" svg:y2="7.223cm" draw:start-shape="id1" draw:start-glue-point="1" draw:end-shape="id2" draw:end-glue-point="3" svg:d="m7858 10144h500l1888-2921h1295">
          <text:p/>
        </draw:connector>
        <draw:connector draw:style-name="gr5" draw:text-style-name="P1" draw:layer="layout" draw:type="lines" draw:line-skew="0cm -1.403cm" svg:x1="7.858cm" svg:y1="8.112cm" svg:x2="11.541cm" svg:y2="7.223cm" draw:start-shape="id3" draw:start-glue-point="1" draw:end-shape="id2" draw:end-glue-point="3" svg:d="m7858 8112h500l1253-889h1930">
          <text:p/>
        </draw:connector>
        <draw:connector draw:style-name="gr5" draw:text-style-name="P1" draw:layer="layout" draw:type="lines" draw:line-skew="0cm -0.26cm" svg:x1="7.858cm" svg:y1="6.08cm" svg:x2="11.541cm" svg:y2="7.223cm" draw:start-shape="id4" draw:start-glue-point="1" draw:end-shape="id2" svg:d="m7858 6080h500l2396 1143h787">
          <text:p/>
        </draw:connector>
        <draw:custom-shape draw:style-name="gr6" draw:text-style-name="P3" xml:id="id8" draw:id="id8" draw:layer="layout" svg:width="2.794cm" svg:height="1.651cm" svg:x="14.843cm" svg:y="13.129cm">
          <text:p text:style-name="P3"><text:span text:style-name="T3">Buffer</text:span></text:p>
          <text:p text:style-name="P3"><text:span text:style-name="T3">Releas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6" draw:id="id6" draw:layer="layout" svg:width="5.207cm" svg:height="1.778cm" svg:x="12.557cm" svg:y="9.763cm">
          <text:p text:style-name="P4"><text:span text:style-name="T4">Prior Wait Pool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s" draw:line-skew="0cm -1.022cm" svg:x1="17.764cm" svg:y1="7.223cm" svg:x2="21.765cm" svg:y2="9.032cm" draw:start-shape="id2" draw:start-glue-point="1" draw:end-shape="id5" draw:end-glue-point="3" svg:d="m17764 7223h525l1877 1809h1599">
          <text:p/>
        </draw:connector>
        <draw:connector draw:style-name="gr9" draw:text-style-name="P1" draw:layer="layout" draw:type="lines" draw:line-skew="0cm -0.387cm" svg:x1="17.764cm" svg:y1="10.652cm" svg:x2="21.765cm" svg:y2="9.032cm" draw:start-shape="id6" draw:start-glue-point="1" draw:end-shape="id5" draw:end-glue-point="3" svg:d="m17764 10652h525l2512-1620h964">
          <text:p/>
        </draw:connector>
        <draw:custom-shape draw:style-name="gr10" draw:text-style-name="P4" xml:id="id7" draw:id="id7" draw:layer="layout" svg:width="4.572cm" svg:height="1.524cm" svg:x="21.066cm" svg:y="13.192cm">
          <text:p text:style-name="P4">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line" svg:x1="23.352cm" svg:y1="9.699cm" svg:x2="23.352cm" svg:y2="13.192cm" draw:start-shape="id5" draw:start-glue-point="2" draw:end-shape="id7" svg:d="m23352 9699v3493">
          <text:p/>
        </draw:connector>
        <draw:connector draw:style-name="gr11" draw:text-style-name="P1" draw:layer="layout" draw:type="line" svg:x1="21.066cm" svg:y1="13.954cm" svg:x2="17.637cm" svg:y2="13.954cm" draw:start-shape="id7" draw:start-glue-point="3" draw:end-shape="id8" draw:end-glue-point="1" svg:d="m21066 13954h-3429">
          <text:p/>
        </draw:connector>
        <draw:connector draw:style-name="gr11" draw:text-style-name="P1" draw:layer="layout" draw:type="line" svg:x1="16.24cm" svg:y1="13.129cm" svg:x2="15.16cm" svg:y2="11.541cm" draw:start-shape="id8" draw:start-glue-point="0" draw:end-shape="id6" svg:d="m16240 13129-1080-1588">
          <text:p/>
        </draw:connector>
        <draw:connector draw:style-name="gr11" draw:text-style-name="P1" draw:layer="layout" draw:type="line" svg:x1="3.476cm" svg:y1="6.08cm" svg:x2="4.937cm" svg:y2="6.08cm" draw:start-shape="id9" draw:start-glue-point="1" draw:end-shape="id4" draw:end-glue-point="3" svg:d="m3476 6080h1461">
          <text:p/>
        </draw:connector>
        <draw:custom-shape draw:style-name="gr12" draw:text-style-name="P3" xml:id="id10" draw:id="id10" draw:layer="layout" svg:width="2.286cm" svg:height="2.286cm" svg:x="15.097cm" svg:y="16.875cm">
          <text:p text:style-name="P1"><text:span text:style-name="T5">C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6.24cm" svg:y1="16.875cm" svg:x2="16.24cm" svg:y2="14.78cm" draw:start-shape="id10" draw:start-glue-point="4" draw:end-shape="id8" draw:end-glue-point="2" svg:d="m16240 16875v-2095">
          <text:p/>
        </draw:connector>
        <draw:frame draw:style-name="gr14" draw:text-style-name="P5" draw:layer="layout" svg:width="1.589cm" svg:height="0.775cm" svg:x="23.225cm" svg:y="10.893cm">
          <draw:text-box>
            <text:p><text:span text:style-name="T6">insert</text:span></text:p>
          </draw:text-box>
        </draw:frame>
        <draw:frame draw:style-name="gr14" draw:text-style-name="P5" draw:layer="layout" svg:width="1.568cm" svg:height="0.775cm" svg:x="16.113cm" svg:y="15.592cm">
          <draw:text-box>
            <text:p><text:span text:style-name="T6">notify</text:span></text:p>
          </draw:text-box>
        </draw:frame>
        <draw:custom-shape draw:style-name="gr15" draw:text-style-name="P1" draw:layer="layout" svg:width="1.016cm" svg:height="1.143cm" svg:x="12.303cm" svg:y="7.731cm">
          <text:p text:style-name="P1">M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6" draw:text-style-name="P1" draw:layer="layout" svg:width="1.016cm" svg:height="1.143cm" svg:x="13.573cm" svg:y="7.731cm">
          <text:p text:style-name="P1">M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7" draw:text-style-name="P1" draw:layer="layout" svg:width="1.016cm" svg:height="1.143cm" svg:x="14.843cm" svg:y="7.731cm">
          <text:p text:style-name="P1">M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8" draw:text-style-name="P1" draw:layer="layout" svg:width="1.016cm" svg:height="1.143cm" svg:x="16.113cm" svg:y="7.731cm">
          <text:p text:style-name="P1">M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14" draw:text-style-name="P5" draw:layer="layout" svg:width="1.945cm" svg:height="0.775cm" svg:x="15.819cm" svg:y="11.922cm">
          <draw:text-box>
            <text:p><text:span text:style-name="T6">release</text:span></text:p>
          </draw:text-box>
        </draw:frame>
        <draw:custom-shape draw:style-name="gr19" draw:text-style-name="P1" draw:layer="layout" svg:width="1.016cm" svg:height="1.143cm" svg:x="16.367cm" svg:y="10.017cm">
          <text:p text:style-name="P1">M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0" draw:text-style-name="P1" draw:layer="layout" svg:width="1.016cm" svg:height="1.143cm" svg:x="23.352cm" svg:y="13.319cm">
          <text:p text:style-name="P1">M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1" draw:text-style-name="P1" draw:layer="layout" svg:width="1.016cm" svg:height="1.143cm" svg:x="24.368cm" svg:y="13.319cm">
          <text:p text:style-name="P1">M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14" draw:text-style-name="P5" draw:layer="layout" svg:width="3.181cm" svg:height="0.775cm" svg:x="17.764cm" svg:y="9.763cm">
          <draw:text-box>
            <text:p><text:span text:style-name="T6">Higher priority</text:span></text:p>
          </draw:text-box>
        </draw:frame>
        <draw:custom-shape draw:style-name="gr22" draw:text-style-name="P6" xml:id="id13" draw:id="id13" draw:layer="layout" svg:width="2.921cm" svg:height="1.27cm" svg:x="21.892cm" svg:y="3.921cm">
          <text:p text:style-name="P1"><text:span text:style-name="T4">deliver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xml:id="id11" draw:id="id11" draw:layer="layout" svg:width="1.016cm" svg:height="1.143cm" svg:x="2.46cm" svg:y="7.541cm">
          <text:p text:style-name="P1">M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11" draw:text-style-name="P1" draw:layer="layout" draw:type="line" svg:x1="3.476cm" svg:y1="8.112cm" svg:x2="4.937cm" svg:y2="8.112cm" draw:start-shape="id11" draw:start-glue-point="1" draw:end-shape="id3" draw:end-glue-point="3" svg:d="m3476 8112h1461">
          <text:p/>
        </draw:connector>
        <draw:custom-shape draw:style-name="gr24" draw:text-style-name="P1" xml:id="id12" draw:id="id12" draw:layer="layout" svg:width="1.016cm" svg:height="1.143cm" svg:x="2.46cm" svg:y="9.573cm">
          <text:p text:style-name="P1">M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11" draw:text-style-name="P1" draw:layer="layout" draw:type="line" svg:x1="3.476cm" svg:y1="10.144cm" svg:x2="4.937cm" svg:y2="10.144cm" draw:start-shape="id12" draw:start-glue-point="1" draw:end-shape="id1" draw:end-glue-point="3" svg:d="m3476 10144h1461">
          <text:p/>
        </draw:connector>
        <draw:connector draw:style-name="gr11" draw:text-style-name="P1" draw:layer="layout" draw:type="line" svg:x1="23.352cm" svg:y1="8.366cm" svg:x2="23.352cm" svg:y2="5.191cm" draw:start-shape="id5" draw:start-glue-point="0" draw:end-shape="id13" svg:d="m23352 8366v-3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4T14:50:09.83</meta:creation-date>
    <dc:date>2012-10-24T22:41:39.27</dc:date>
    <meta:editing-duration>PT57M28S</meta:editing-duration>
    <meta:editing-cycles>18</meta:editing-cycles>
    <meta:generator>LibreOffice/3.6$Windows_x86 LibreOffice_project/932b512-69e3009-7a10e5c-fc86223-a55908</meta:generator>
    <meta:document-statistic meta:object-count="37"/>
  </office:meta>
</office:document-meta>
</file>